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b930b" officeooo:paragraph-rsid="001b930b" style:font-weight-asian="bold" style:font-weight-complex="bold"/>
    </style:style>
    <style:style style:name="P2" style:family="paragraph" style:parent-style-name="Standard">
      <style:paragraph-properties fo:margin-left="0.635cm" fo:margin-right="0cm" fo:text-indent="0cm" style:auto-text-indent="false"/>
      <style:text-properties fo:font-weight="bold" officeooo:rsid="001b930b" officeooo:paragraph-rsid="001b930b" style:font-weight-asian="bold" style:font-weight-complex="bold"/>
    </style:style>
    <style:style style:name="P3" style:family="paragraph" style:parent-style-name="Standard">
      <style:paragraph-properties fo:margin-left="0.635cm" fo:margin-right="0cm" fo:line-height="100%" fo:text-indent="0cm" style:auto-text-indent="false"/>
      <style:text-properties officeooo:paragraph-rsid="001b930b"/>
    </style:style>
    <style:style style:name="P4" style:family="paragraph" style:parent-style-name="Standard">
      <style:paragraph-properties fo:margin-left="0.635cm" fo:margin-right="0cm" fo:text-indent="0cm" style:auto-text-indent="false"/>
      <style:text-properties officeooo:paragraph-rsid="001b930b"/>
    </style:style>
    <style:style style:name="P5" style:family="paragraph" style:parent-style-name="Standard">
      <style:paragraph-properties fo:margin-left="0.635cm" fo:margin-right="0cm" fo:text-indent="0cm" style:auto-text-indent="false"/>
      <style:text-properties style:font-name="Liberation Serif" fo:font-weight="normal" officeooo:rsid="001b930b" officeooo:paragraph-rsid="001b930b" style:font-weight-asian="normal" style:font-weight-complex="normal"/>
    </style:style>
    <style:style style:name="P6" style:family="paragraph" style:parent-style-name="Standard" style:list-style-name="WW8Num6">
      <style:paragraph-properties fo:margin-left="0.635cm" fo:margin-right="0cm" fo:text-indent="-0.635cm" style:auto-text-indent="false"/>
      <style:text-properties officeooo:paragraph-rsid="001b930b"/>
    </style:style>
    <style:style style:name="P7" style:family="paragraph" style:parent-style-name="outline1">
      <style:paragraph-properties fo:margin-left="0.635cm" fo:margin-right="0cm" fo:margin-top="0cm" fo:margin-bottom="0cm" loext:contextual-spacing="false" style:line-height-at-least="0.423cm" fo:text-indent="0cm" style:auto-text-indent="false"/>
      <style:text-properties officeooo:paragraph-rsid="001b930b"/>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style>
    <style:style style:name="T3" style:family="text">
      <style:text-properties style:font-name="sans-serif" fo:font-size="12pt"/>
    </style:style>
    <style:style style:name="T4" style:family="text">
      <style:text-properties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 3:</text:p>
      <text:p text:style-name="P1"/>
      <text:list xml:id="list4121144174" text:style-name="WW8Num6">
        <text:list-item>
          <text:p text:style-name="P6">You should determine if the <text:span text:style-name="T2">Student</text:span>, <text:span text:style-name="T2">Lender</text:span>, and <text:span text:style-name="T2">Institution</text:span> tables are in BCNF. In the <text:span text:style-name="T2">Lender</text:span> table, <text:span text:style-name="T2">LenderName </text:span>is unique. In the <text:span text:style-name="T2">Institution</text:span> table, <text:span text:style-name="T2">InstName</text:span> is unique. In the <text:span text:style-name="T2">Student</text:span> table, <text:span text:style-name="T2">StdEmail</text:span> is unique. The primary key of each table is underlined. The primary key of each table is underlined. You should explain your decision and modify the table design by splitting tables or adding constraints if necessary.</text:p>
        </text:list-item>
      </text:list>
      <text:p text:style-name="P3">Student (<text:span text:style-name="T1">StdNo</text:span>, StdName, StdEmail, StdAddress, StdCity, StdState, StdZip )</text:p>
      <text:p text:style-name="P7"/>
      <text:p text:style-name="P4">Lender(<text:span text:style-name="T1">LenderNo</text:span>, LenderName)</text:p>
      <text:p text:style-name="P2">Institution(<text:span text:style-name="T1">InstNo</text:span>, InstName, InstMascot)</text:p>
      <text:p text:style-name="P2"/>
      <text:p text:style-name="P2"/>
      <text:p text:style-name="P2">solution:</text:p>
      <text:p text:style-name="P2"/>
      <text:p text:style-name="P5"><text:span text:style-name="T4">the Student table:</text:span> <text:line-break/><text:line-break/><text:span text:style-name="T4">The dependencies between StdNo and StdEmail violate BCNF. Both StdNo</text:span> <text:span text:style-name="T4">and</text:span> <text:line-break/><text:span text:style-name="T4">StdEmail are determinants</text:span> <text:line-break/><text:line-break/><text:span text:style-name="T4">Student (StdNo, StdName, StdEmail, StdAddress, StdCity, StdState, StdZip )</text:span> <text:line-break/><text:span text:style-name="T4">UNIQUE(StdEmail)</text:span> <text:line-break/><text:line-break/>● <text:span text:style-name="T4">The Institution table:</text:span> <text:line-break/><text:line-break/><text:span text:style-name="T4">The dependencies between InstNo</text:span> <text:span text:style-name="T4">and InstName</text:span> <text:span text:style-name="T4">violate BCN</text:span> <text:line-break/><text:line-break/><text:span text:style-name="T4">Institution (InstNo, InstName, InstMascot)</text:span> <text:line-break/><text:span text:style-name="T4">UNIQUE(InstName)</text:span> <text:line-break/><text:line-break/>● <text:span text:style-name="T4">The lender table:</text:span> <text:line-break/><text:line-break/><text:span text:style-name="T4">Lender (LenderNo, LenderName)</text:span> <text:line-break/><text:span text:style-name="T4">UNIQUE(LenderName)</text:spa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8T18:34:56.936846050</meta:creation-date>
    <dc:date>2021-07-28T18:41:05.071141510</dc:date>
    <meta:editing-duration>PT6M8S</meta:editing-duration>
    <meta:editing-cycles>1</meta:editing-cycles>
    <meta:document-statistic meta:table-count="0" meta:image-count="0" meta:object-count="0" meta:page-count="1" meta:paragraph-count="7" meta:word-count="138" meta:character-count="1021" meta:non-whitespace-character-count="872"/>
    <meta:generator>LibreOffice/6.4.7.2$Linux_X86_64 LibreOffice_project/40$Build-2</meta:generator>
  </office:meta>
</office:document-meta>
</file>